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ourier New" officeooo:rsid="000fafd0" officeooo:paragraph-rsid="000fafd0"/>
    </style:style>
    <style:style style:name="P2" style:family="paragraph" style:parent-style-name="Standard">
      <style:text-properties style:font-name="Courier New" style:text-underline-style="solid" style:text-underline-width="auto" style:text-underline-color="font-color" officeooo:rsid="000fafd0" officeooo:paragraph-rsid="000fafd0"/>
    </style:style>
    <style:style style:name="P3" style:family="paragraph" style:parent-style-name="Heading_20_3">
      <style:text-properties officeooo:rsid="000fafd0" officeooo:paragraph-rsid="000fafd0"/>
    </style:style>
    <style:style style:name="P4" style:family="paragraph" style:parent-style-name="Text_20_body" style:list-style-name="L1">
      <style:text-properties style:font-name="Courier New" officeooo:rsid="000fafd0"/>
    </style:style>
    <style:style style:name="P5" style:family="paragraph" style:parent-style-name="Heading_20_3">
      <style:text-properties officeooo:rsid="000fafd0"/>
    </style:style>
    <style:style style:name="P6" style:family="paragraph" style:parent-style-name="Text_20_body" style:list-style-name="L2">
      <style:text-properties style:font-name="Courier New" officeooo:rsid="000fafd0"/>
    </style:style>
    <style:style style:name="P7" style:family="paragraph" style:parent-style-name="Text_20_body">
      <style:text-properties style:font-name="Courier New" officeooo:rsid="000fafd0"/>
    </style:style>
    <style:style style:name="P8" style:family="paragraph" style:parent-style-name="Standard">
      <style:text-properties style:font-name="Courier New" style:text-underline-style="solid" style:text-underline-width="auto" style:text-underline-color="font-color" fo:font-weight="normal" officeooo:rsid="000fafd0" officeooo:paragraph-rsid="000fafd0" style:font-weight-asian="normal" style:font-weight-complex="normal"/>
    </style:style>
    <style:style style:name="P9" style:family="paragraph" style:parent-style-name="Standard">
      <style:text-properties style:font-name="Courier New" fo:font-weight="normal" officeooo:rsid="000fafd0" officeooo:paragraph-rsid="000fafd0" style:font-weight-asian="normal" style:font-weight-complex="normal"/>
    </style:style>
    <style:style style:name="P10" style:family="paragraph" style:parent-style-name="Text_20_body" style:list-style-name="L3">
      <style:text-properties officeooo:paragraph-rsid="000fafd0"/>
    </style:style>
    <style:style style:name="P11" style:family="paragraph" style:parent-style-name="Text_20_body" style:list-style-name="L4">
      <style:text-properties style:font-name="Courier New" officeooo:rsid="000fafd0"/>
    </style:style>
    <style:style style:name="P12" style:family="paragraph" style:parent-style-name="Text_20_body" style:list-style-name="L5">
      <style:text-properties style:font-name="Courier New" officeooo:rsid="000fafd0"/>
    </style:style>
    <style:style style:name="P13" style:family="paragraph" style:parent-style-name="Text_20_body" style:list-style-name="L6">
      <style:text-properties style:font-name="Courier New" officeooo:rsid="000fafd0"/>
    </style:style>
    <style:style style:name="P14" style:family="paragraph" style:parent-style-name="Text_20_body">
      <style:text-properties style:font-name="Courier New" fo:font-weight="normal" officeooo:rsid="00117e02" style:font-weight-asian="normal" style:font-weight-complex="normal"/>
    </style:style>
    <style:style style:name="P15" style:family="paragraph" style:parent-style-name="Standard">
      <style:text-properties style:font-name="Courier New" style:text-underline-style="solid" style:text-underline-width="auto" style:text-underline-color="font-color" fo:font-weight="normal" officeooo:rsid="00117e02" officeooo:paragraph-rsid="00117e02" style:font-weight-asian="normal" style:font-weight-complex="normal"/>
    </style:style>
    <style:style style:name="P16" style:family="paragraph" style:parent-style-name="Standard">
      <style:text-properties style:font-name="Courier New" fo:font-weight="normal" officeooo:rsid="00117e02" officeooo:paragraph-rsid="00117e02" style:font-weight-asian="normal" style:font-weight-complex="normal"/>
    </style:style>
    <style:style style:name="P17" style:family="paragraph" style:parent-style-name="Text_20_body" style:list-style-name="L7">
      <style:text-properties style:font-name="Courier New" officeooo:rsid="00117e02"/>
    </style:style>
    <style:style style:name="P18" style:family="paragraph" style:parent-style-name="Text_20_body" style:list-style-name="L7">
      <style:text-properties style:font-name="Courier New" fo:font-weight="normal" officeooo:rsid="00117e02" style:font-weight-asian="normal" style:font-weight-complex="normal"/>
    </style:style>
    <style:style style:name="P19" style:family="paragraph" style:parent-style-name="Standard">
      <style:text-properties style:font-name="Courier New" style:text-underline-style="solid" style:text-underline-width="auto" style:text-underline-color="font-color" fo:font-weight="normal" officeooo:rsid="0012c4a6" officeooo:paragraph-rsid="0012c4a6" style:font-weight-asian="normal" style:font-weight-complex="normal"/>
    </style:style>
    <style:style style:name="P20" style:family="paragraph" style:parent-style-name="Standard">
      <style:text-properties style:font-name="Courier New" fo:font-weight="normal" officeooo:rsid="0012c4a6" officeooo:paragraph-rsid="0012c4a6" style:font-weight-asian="normal" style:font-weight-complex="normal"/>
    </style:style>
    <style:style style:name="T1" style:family="text">
      <style:text-properties officeooo:rsid="00102f06"/>
    </style:style>
    <style:style style:name="T2" style:family="text">
      <style:text-properties style:font-name="Courier New"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style:font-name="Courier New" fo:font-weight="normal" officeooo:rsid="000fafd0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7e02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ël Gómez Benítez – 2º DAW</text:p>
      <text:p text:style-name="P1">Actividad 1.4</text:p>
      <text:p text:style-name="P1"/>
      <text:p text:style-name="P2">1. <text:span text:style-name="T1">Servidores web</text:span> </text:p>
      <text:h text:style-name="P3" text:outline-level="3"><text:span text:style-name="Strong_20_Emphasis"><text:span text:style-name="T2">Apache HTTP Server</text:span></text:span></text:h>
      <text:list text:style-name="L1">
        <text:list-item>
          <text:p text:style-name="P4">Servidor web abierto y multiplataforma.</text:p>
        </text:list-item>
        <text:list-item>
          <text:p text:style-name="P4">Arquitectura modular: tiene un núcleo que gestiona peticiones y módulos que añaden funciones (como seguridad, compresión, PHP, HTTPS).</text:p>
        </text:list-item>
        <text:list-item>
          <text:p text:style-name="P4">Permite extenderse cargando módulos según las necesidades.</text:p>
        </text:list-item>
      </text:list>
      <text:h text:style-name="P5" text:outline-level="3"><text:span text:style-name="Strong_20_Emphasis"><text:span text:style-name="T2">Internet Information Services (IIS)</text:span></text:span></text:h>
      <text:list text:style-name="L2">
        <text:list-item>
          <text:p text:style-name="P6">Servidor web de Microsoft, integrado en Windows.</text:p>
        </text:list-item>
        <text:list-item>
          <text:p text:style-name="P6">Usa un núcleo que recibe peticiones y un pipeline de módulos para procesarlas.</text:p>
        </text:list-item>
        <text:list-item>
          <text:p text:style-name="P6">Permite añadir módulos nativos o .NET para soportar distintos lenguajes y funciones.</text:p>
        </text:list-item>
      </text:list>
      <text:p text:style-name="P7"/>
      <text:p text:style-name="P8">2.Evolución de PHP</text:p>
      <text:p text:style-name="P9"/>
      <text:list text:style-name="L3">
        <text:list-item>
          <text:p text:style-name="P10"><text:span text:style-name="Strong_20_Emphasis"><text:span text:style-name="T3">Orígenes (1994):</text:span></text:span><text:span text:style-name="T3"> creado para generar páginas web dinámicas.</text:span></text:p>
        </text:list-item>
      </text:list>
      <text:list text:style-name="L4">
        <text:list-item>
          <text:p text:style-name="P11"><text:span text:style-name="Strong_20_Emphasis"><text:span text:style-name="T4">PHP 3 (1997):</text:span></text:span><text:span text:style-name="T4"> reescrito como lenguaje de scripting web completo; influencias de </text:span><text:span text:style-name="Strong_20_Emphasis"><text:span text:style-name="T4">C</text:span></text:span><text:span text:style-name="T4"> y </text:span><text:span text:style-name="Strong_20_Emphasis"><text:span text:style-name="T4">Perl</text:span></text:span><text:span text:style-name="T4">.</text:span></text:p>
        </text:list-item>
      </text:list>
      <text:list text:style-name="L5">
        <text:list-item>
          <text:p text:style-name="P12"><text:span text:style-name="Strong_20_Emphasis"><text:span text:style-name="T4">PHP 4-5 (2000-2004):</text:span></text:span><text:span text:style-name="T4"> introduce el motor Zend y orientación a objetos, inspirada en </text:span><text:span text:style-name="Strong_20_Emphasis"><text:span text:style-name="T4">Java</text:span></text:span><text:span text:style-name="T4"> y </text:span><text:span text:style-name="Strong_20_Emphasis"><text:span text:style-name="T4">C++</text:span></text:span><text:span text:style-name="T4">.</text:span></text:p>
        </text:list-item>
      </text:list>
      <text:list text:style-name="L6">
        <text:list-item>
          <text:p text:style-name="P13"><text:span text:style-name="Strong_20_Emphasis"><text:span text:style-name="T4">PHP 7-8 (2015-2020):</text:span></text:span><text:span text:style-name="T4"> mejoras de rendimiento, tipado y nuevas funcionalidades; influencia en frameworks modernos y otros lenguajes de servidor.</text:span><text:span text:style-name="T5">ç</text:span></text:p>
        </text:list-item>
      </text:list>
      <text:p text:style-name="P14"/>
      <text:p text:style-name="P15">3. Extensiones Visual Studio Code</text:p>
      <text:p text:style-name="P16"/>
      <text:list text:style-name="L7">
        <text:list-item>
          <text:p text:style-name="P17"><text:span text:style-name="T4">Permiten </text:span><text:span text:style-name="Strong_20_Emphasis"><text:span text:style-name="T4">añadir funcionalidades como</text:span></text:span><text:span text:style-name="T4"> nuevos lenguajes, depuradores, autocompletado, temas, integración con herramientas externas, etc.</text:span></text:p>
        </text:list-item>
        <text:list-item>
          <text:p text:style-name="P17"><text:span text:style-name="T4">Se desarrollan con </text:span><text:span text:style-name="Strong_20_Emphasis"><text:span text:style-name="T4">JavaScript o TypeScript</text:span></text:span><text:span text:style-name="T4"> usando la </text:span><text:span text:style-name="Strong_20_Emphasis"><text:span text:style-name="T4">API de Extensiones</text:span></text:span><text:span text:style-name="T4">.</text:span></text:p>
        </text:list-item>
        <text:list-item>
          <text:p text:style-name="P18">Métodos de extensión principales:</text:p>
          <text:list>
            <text:list-item>
              <text:p text:style-name="P17"><text:span text:style-name="Strong_20_Emphasis"><text:span text:style-name="T4">Comandos</text:span></text:span><text:span text:style-name="T4">: acciones ejecutables desde la paleta o atajos.</text:span></text:p>
            </text:list-item>
            <text:list-item>
              <text:p text:style-name="P17"><text:span text:style-name="Strong_20_Emphasis"><text:span text:style-name="T4">Vistas</text:span></text:span><text:span text:style-name="T4">: paneles personalizados en el editor.</text:span></text:p>
            </text:list-item>
            <text:list-item>
              <text:p text:style-name="P17"><text:soft-page-break/><text:span text:style-name="Strong_20_Emphasis"><text:span text:style-name="T4">Proveedores de contenido</text:span></text:span><text:span text:style-name="T4">: autocompletado, sugerencias, navegación.</text:span></text:p>
            </text:list-item>
          </text:list>
        </text:list-item>
        <text:list-item>
          <text:p text:style-name="P17"><text:span text:style-name="T4">Se distribuyen e instalan desde el </text:span><text:span text:style-name="Strong_20_Emphasis"><text:span text:style-name="T4">Marketplace de VS Code</text:span></text:span><text:span text:style-name="T4">.</text:span></text:p>
        </text:list-item>
      </text:list>
      <text:p text:style-name="P16"/>
      <text:p text:style-name="P19">4. Google Web Server</text:p>
      <text:p text:style-name="P20"/>
      <text:p text:style-name="P20"><text:span text:style-name="Strong_20_Emphasis"><text:span text:style-name="T4">Google Web Server</text:span></text:span> es el servidor web propietario utilizado exclusivamente por Google para su infraestructura interna. No está disponible para uso público ni comercial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3:47:10.485091000</meta:creation-date>
    <dc:date>2025-09-22T13:58:34.813311000</dc:date>
    <meta:editing-duration>PT11M22S</meta:editing-duration>
    <meta:editing-cycles>4</meta:editing-cycles>
    <meta:generator>LibreOffice/25.8.1.1$Windows_X86_64 LibreOffice_project/54047653041915e595ad4e45cccea684809c77b5</meta:generator>
    <meta:document-statistic meta:table-count="0" meta:image-count="0" meta:object-count="0" meta:page-count="2" meta:paragraph-count="26" meta:word-count="249" meta:character-count="1656" meta:non-whitespace-character-count="1447"/>
  </office:meta>
</office:document-meta>
</file>